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 style:list-style-name="">
      <style:paragraph-properties style:text-autospace="none"/>
      <style:text-properties style:font-name="Consolas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Standard" style:list-style-name="">
      <style:paragraph-properties style:text-autospace="none"/>
      <style:text-properties style:font-name="Consolas"/>
    </style:style>
    <style:style style:name="P4" style:family="paragraph" style:parent-style-name="Standard">
      <style:text-properties style:font-name="Consolas" fo:font-style="italic" style:font-style-asian="italic" style:font-style-complex="italic"/>
    </style:style>
    <style:style style:name="P5" style:family="paragraph" style:parent-style-name="Standard">
      <style:text-properties style:font-name="Consolas" style:text-underline-style="solid" style:text-underline-width="auto" style:text-underline-color="font-color"/>
    </style:style>
    <style:style style:name="T1" style:family="text">
      <style:text-properties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: Régimes Permanents Sinusoïdaux Monophasé et Triphasé </text:p>
      <text:p text:style-name="P2"/>
      <text:p text:style-name="P2">1,1) </text:p>
      <text:p text:style-name="P2"/>
      <text:p text:style-name="P2">P_l = U * I * cos(phi_l) </text:p>
      <text:p text:style-name="P3"><text:s text:c="2"/></text:p>
      <text:p text:style-name="P3">=&gt; <text:s/><text:span text:style-name="T1">cos(phi_l) = P_l / U*I</text:span></text:p>
      <text:p text:style-name="P3"><text:span text:style-name="T1"/></text:p>
      <text:p text:style-name="P1">U = Z_l*I </text:p>
      <text:p text:style-name="P1">=&gt; R_l = Re(U/I) </text:p>
      <text:p text:style-name="P1">=&gt; X_l = Im(U/I) </text:p>
      <text:p text:style-name="P1"/>
      <text:p text:style-name="P1">1,2)</text:p>
      <text:p text:style-name="P1"/>
      <text:p text:style-name="P4">cos(phi) <text:s/>= <text:s/>p_c/ V*I = 0,568 </text:p>
      <text:p text:style-name="P4">phi = 55,39°</text:p>
      <text:p text:style-name="P1"/>
      <text:p text:style-name="P1">P_active,intermedaire <text:s text:c="2"/>= P_l = R_l*I*cos(phi) ?</text:p>
      <text:p text:style-name="P1">P_réactive,intermedaire = Q_l = X_l*I*sin(phi) ?</text:p>
      <text:p text:style-name="P1"/>
      <text:p text:style-name="P1">P_active,charge <text:s text:c="2"/>= P_c = 460 W = V I cos(phi)</text:p>
      <text:p text:style-name="P1">P_réactive,charge = Q_c = V I sin(phi) = P_c * tan(phi) = 666,559 VA</text:p>
      <text:p text:style-name="P1"/>
      <text:p text:style-name="P1"/>
      <text:p text:style-name="P1"/>
      <text:p text:style-name="P1">d'apres le théoreme de Boucherot</text:p>
      <text:p text:style-name="P1">P_tot = P_l + P_c</text:p>
      <text:p text:style-name="P1">Q_tot = Q_l + Q_c</text:p>
      <text:p text:style-name="P1"/>
      <text:p text:style-name="P1">S_tot = sqrt(P_tot² + Q_tot²)</text:p>
      <text:p text:style-name="P1"/>
      <text:p text:style-name="P1">S_tot = E*I</text:p>
      <text:p text:style-name="P1">E = S_tot/I </text:p>
      <text:p text:style-name="P1"/>
      <text:p text:style-name="P1">cos(phi) <text:s/>= <text:s/>p_c/ V*I = 0,568 </text:p>
      <text:p text:style-name="P1">phi = 55,39°</text:p>
      <text:p text:style-name="P1"/>
      <text:p text:style-name="P5">E<text:span text:style-name="T2"> = (</text:span>Z_l<text:span text:style-name="T2"> + </text:span>Z<text:span text:style-name="T2">) </text:span>I</text:p>
      <text:p text:style-name="P5">E<text:span text:style-name="T2"> = <text:s/></text:span>Z_l<text:span text:style-name="T2"> </text:span>I<text:span text:style-name="T2"> + </text:span>V</text:p>
      <text:p text:style-name="P5"/>
      <text:p text:style-name="P5">E_eff<text:span text:style-name="T2"> =</text:span></text:p>
      <text:p text:style-name="P5"><text:span text:style-name="T2"/></text:p>
      <text:p text:style-name="P5"><text:span text:style-name="T2">deltaV =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2T18:51:50.32</meta:creation-date>
    <meta:document-statistic meta:table-count="0" meta:image-count="0" meta:object-count="0" meta:page-count="1" meta:paragraph-count="27" meta:word-count="133" meta:character-count="622"/>
    <dc:date>2022-01-02T19:22:46.25</dc:date>
    <meta:editing-duration>PT2S</meta:editing-duration>
    <meta:editing-cycles>1</meta:editing-cycles>
    <meta:generator>OpenOffice/4.1.11$Win32 OpenOffice.org_project/4111m1$Build-9808</meta:generator>
  </office:meta>
</office:document-meta>
</file>